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337cm" fo:min-width="1.722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svg:stroke-color="#ff6d6d" draw:fill-color="#ff6d6d" draw:textarea-horizontal-align="justify" draw:textarea-vertical-align="middle" draw:auto-grow-height="false" fo:min-height="1.02cm" fo:min-width="5.532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0.452cm" loext:decorative="false"/>
    </style:style>
    <style:style style:name="gr6" style:family="graphic" style:parent-style-name="standard">
      <style:graphic-properties svg:stroke-color="#ff6d6d" draw:fill-color="#ff6d6d" draw:textarea-horizontal-align="justify" draw:textarea-vertical-align="middle" draw:auto-grow-height="false" fo:min-height="1.02cm" fo:min-width="5.532cm" loext:decorative="false"/>
      <style:paragraph-properties style:writing-mode="lr-tb"/>
    </style:style>
    <style:style style:name="gr7" style:family="graphic" style:parent-style-name="standard">
      <style:graphic-properties draw:stroke="none" svg:stroke-color="#ff6d6d" draw:fill="none" draw:fill-color="#ff6d6d" draw:auto-grow-height="true" draw:auto-grow-width="false" fo:min-height="2.13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>
      <style:graphic-properties svg:stroke-color="#ff6d6d" draw:fill-color="#ff6d6d" draw:textarea-horizontal-align="justify" draw:textarea-vertical-align="middle" draw:auto-grow-height="false" fo:min-height="1.097cm" fo:min-width="0.847cm" fo:wrap-option="wrap" loext:decorative="false"/>
    </style:style>
    <style:style style:name="gr10" style:family="graphic" style:parent-style-name="objectwithoutfill">
      <style:graphic-properties draw:fill="none" draw:fill-color="#333333" draw:textarea-vertical-align="middle" loext:decorative="fals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fo:wrap-option="wrap" loext:decorative="false"/>
    </style:style>
    <style:style style:name="gr12" style:family="graphic" style:parent-style-name="standard">
      <style:graphic-properties draw:stroke="none" draw:fill="none" draw:fill-color="#333333" fo:min-height="0.3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fill-color="#333333" draw:textarea-horizontal-align="justify" draw:textarea-vertical-align="middle" draw:auto-grow-height="false" fo:min-height="0.323cm" fo:min-width="4.836cm" loext:decorative="false"/>
      <style:paragraph-properties style:writing-mode="lr-tb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 fo:min-height="0.323cm" fo:min-width="5.788cm" loext:decorative="false"/>
      <style:paragraph-properties style:writing-mode="lr-tb"/>
    </style:style>
    <style:style style:name="gr16" style:family="graphic" style:parent-style-name="standard">
      <style:graphic-properties draw:fill-color="#333333" draw:auto-grow-height="false" fo:min-height="3.373cm" fo:min-width="15.188cm" fo:wrap-option="wrap" loext:decorative="false"/>
    </style:style>
    <style:style style:name="gr17" style:family="graphic" style:parent-style-name="standard">
      <style:graphic-properties draw:fill-color="#333333" draw:auto-grow-height="false" fo:min-height="2.337cm" fo:min-width="5.897cm" fo:wrap-option="wrap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3.085cm" fo:min-width="20.5cm" loext:decorative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loext:graphic-properties draw:fill="none" draw:fill-color="#ff6d6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333333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-color="#333333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2cm" svg:height="2.223cm" svg:x="3.222cm" svg:y="0.682cm">
          <draw:text-box>
            <text:p text:style-name="P1"><text:span text:style-name="T1">Job board</text:span></text:p>
          </draw:text-box>
        </draw:frame>
        <draw:custom-shape draw:style-name="gr2" draw:text-style-name="P4" draw:layer="layout" svg:width="2.222cm" svg:height="1.587cm" svg:x="1cm" svg:y="0.453cm">
          <text:p text:style-name="P3">Menu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0cm" svg:y1="10.207cm" svg:x2="21cm" svg:y2="10.207cm">
          <text:p/>
        </draw:line>
        <draw:custom-shape draw:style-name="gr4" draw:text-style-name="P6" draw:layer="layout" svg:width="6.032cm" svg:height="1.27cm" svg:x="8.62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52cm" svg:height="2.857cm" svg:x="14.97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032cm" svg:height="1.27cm" svg:x="8.62cm" svg:y="4.175cm">
          <text:p text:style-name="P3">Méti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032cm" svg:height="1.27cm" svg:x="8.62cm" svg:y="5.762cm">
          <text:p text:style-name="P3">Lieu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493cm" svg:height="2.384cm" svg:x="13.065cm" svg:y="0.682cm">
          <draw:text-box>
            <text:p>connexion</text:p>
          </draw:text-box>
        </draw:frame>
        <draw:frame draw:style-name="gr8" draw:text-style-name="P8" draw:layer="layout" svg:width="3.81cm" svg:height="1.673cm" svg:x="16.875cm" svg:y="0.682cm">
          <draw:text-box>
            <text:p>rechercher</text:p>
          </draw:text-box>
        </draw:frame>
        <draw:custom-shape draw:style-name="gr9" draw:text-style-name="P6" draw:layer="layout" svg:width="1.905cm" svg:height="1.905cm" svg:x="2.27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05cm" svg:height="1.905cm" svg:x="8.302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05cm" svg:height="1.905cm" svg:x="14.335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0.365cm" svg:y1="1cm" svg:x2="1cm" svg:y2="1cm">
          <text:p/>
        </draw:line>
        <draw:line draw:style-name="gr10" draw:text-style-name="P9" draw:layer="layout" svg:x1="0.365cm" svg:y1="1.317cm" svg:x2="1cm" svg:y2="1.317cm">
          <text:p/>
        </draw:line>
        <draw:line draw:style-name="gr10" draw:text-style-name="P9" draw:layer="layout" svg:x1="0.365cm" svg:y1="1.635cm" svg:x2="1cm" svg:y2="1.635cm">
          <text:p/>
        </draw:line>
        <draw:line draw:style-name="gr10" draw:text-style-name="P9" draw:layer="layout" svg:x1="0cm" svg:y1="1.952cm" svg:x2="21.002cm" svg:y2="1.952cm">
          <text:p/>
        </draw:line>
        <draw:custom-shape draw:style-name="gr11" draw:text-style-name="P4" draw:layer="layout" svg:width="0.318cm" svg:height="0.318cm" svg:x="14.65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17cm" svg:height="0.317cm" svg:x="15.287cm" svg:y="8.61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1" draw:text-style-name="P4" draw:layer="layout" svg:width="0.318cm" svg:height="0.318cm" svg:x="15.922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-0.27cm" svg:y1="14.017cm" svg:x2="20.73cm" svg:y2="14.017cm">
          <text:p/>
        </draw:line>
        <draw:frame draw:style-name="gr12" draw:text-style-name="P11" draw:layer="layout" svg:width="2.102cm" svg:height="0.646cm" svg:x="8.62cm" svg:y="11.149cm">
          <draw:text-box>
            <text:p text:style-name="P10">Entreprise</text:p>
          </draw:text-box>
        </draw:frame>
        <draw:frame draw:style-name="gr13" draw:text-style-name="P8" draw:layer="layout" svg:width="16.419cm" svg:height="1.459cm" svg:x="2.905cm" svg:y="12.241cm">
          <draw:text-box>
            <text:p text:style-name="P12">Vous êtes une entreprise ou un particulier employeur ? France Travail vous propose un espace dédié !</text:p>
            <text:p text:style-name="P12"/>
          </draw:text-box>
        </draw:frame>
        <draw:custom-shape draw:style-name="gr14" draw:text-style-name="P13" draw:layer="layout" svg:width="5.398cm" svg:height="0.635cm" svg:x="2.587cm" svg:y="13.065cm">
          <text:p text:style-name="P3">entrepri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6.35cm" svg:height="0.635cm" svg:x="10.842cm" svg:y="13.065cm">
          <text:p text:style-name="P3">Particulier employ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8" draw:layer="layout" svg:width="7.302cm" svg:height="2.223cm" svg:x="7.35cm" svg:y="14.969cm">
          <draw:text-box>
            <text:p>Actualité de l’emploi</text:p>
          </draw:text-box>
        </draw:frame>
        <draw:custom-shape draw:style-name="gr16" draw:text-style-name="P14" draw:layer="layout" svg:width="16.51cm" svg:height="4.445cm" svg:x="2.587cm" svg:y="16.55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14" draw:layer="layout" svg:width="6.985cm" svg:height="3.175cm" svg:x="3.54cm" svg:y="17.19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14" draw:layer="layout" svg:width="6.985cm" svg:height="3.175cm" svg:x="11.16cm" svg:y="17.19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8" draw:text-style-name="P8" draw:layer="layout" svg:width="3.175cm" svg:height="3.095cm" svg:x="17.192cm" svg:y="7.667cm">
          <draw:text-box>
            <text:p>X7 pour grand ecran</text:p>
          </draw:text-box>
        </draw:frame>
        <draw:custom-shape draw:style-name="gr19" draw:text-style-name="P13" draw:layer="layout" svg:width="21cm" svg:height="13.335cm" svg:x="0cm" svg:y="14.0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42:08.201496381</meta:creation-date>
    <dc:date>2024-10-07T16:45:46.746757140</dc:date>
    <meta:editing-duration>PT42M9S</meta:editing-duration>
    <meta:editing-cycles>2</meta:editing-cycles>
    <meta:generator>LibreOffice/24.2.6.2$Linux_X86_64 LibreOffice_project/420$Build-2</meta:generator>
    <meta:document-statistic meta:object-count="30"/>
  </office:meta>
</office:document-meta>
</file>